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DejaVuSerif" svg:font-family="DejaVu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637cm"/>
    </style:style>
    <style:style style:name="Tableau4.D" style:family="table-column">
      <style:table-column-properties style:column-width="6.8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0" style:family="paragraph" style:parent-style-name="Normal">
      <style:paragraph-properties>
        <style:tab-stops>
          <style:tab-stop style:position="2.803cm"/>
        </style:tab-stops>
      </style:paragraph-properties>
      <style:text-properties style:font-name="DejaVu Serif" fo:font-size="11pt" officeooo:paragraph-rsid="0021e32c" style:font-size-asian="11pt" style:font-name-complex="Liberation Serif" style:font-size-complex="11pt"/>
    </style:style>
    <style:style style:name="P11" style:family="paragraph" style:parent-style-name="Normal">
      <style:text-properties style:font-name="DejaVu Serif" fo:font-size="11pt" style:font-size-asian="11pt" style:font-size-complex="11pt"/>
    </style:style>
    <style:style style:name="P12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13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style:font-name="DejaVu Serif" fo:hyphenate="true"/>
    </style:style>
    <style:style style:name="P14" style:family="paragraph" style:parent-style-name="Text_20_body">
      <style:text-properties style:font-name="DejaVu Serif"/>
    </style:style>
    <style:style style:name="P15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style:font-name="DejaVu Serif" fo:font-size="11pt" style:font-size-asian="11pt" style:font-size-complex="11pt"/>
    </style:style>
    <style:style style:name="P16" style:family="paragraph" style:parent-style-name="Default">
      <style:paragraph-properties fo:margin-left="0cm" fo:margin-right="0cm" fo:text-indent="0.635cm" style:auto-text-indent="false"/>
      <style:text-properties style:font-name="DejaVu Serif" fo:font-size="11pt" style:font-size-asian="11pt" style:font-size-complex="11pt"/>
    </style:style>
    <style:style style:name="P17" style:family="paragraph" style:parent-style-name="Paragraphe_20_de_20_liste">
      <style:paragraph-properties fo:margin-left="0cm" fo:margin-right="0cm" fo:text-indent="0cm" style:auto-text-indent="false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19" style:family="paragraph" style:parent-style-name="Standard" style:list-style-name="L2">
      <style:text-properties style:font-name="DejaVu Serif" fo:font-size="11pt" style:font-size-asian="11pt" style:font-name-complex="Liberation Serif" style:font-size-complex="11pt"/>
    </style:style>
    <style:style style:name="P20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21" style:family="paragraph" style:parent-style-name="Heading_20_1">
      <style:text-properties style:font-name="DejaVu Serif"/>
    </style:style>
    <style:style style:name="P22" style:family="paragraph" style:parent-style-name="Heading_20_1">
      <style:text-properties style:use-window-font-color="true" style:font-name="DejaVu Serif" fo:font-size="11pt" style:font-size-asian="11pt" style:font-size-complex="11pt"/>
    </style:style>
    <style:style style:name="P23" style:family="paragraph" style:parent-style-name="Heading_20_1">
      <style:paragraph-properties fo:margin-left="0cm" fo:margin-right="0cm" fo:line-height="150%" fo:text-indent="0cm" style:auto-text-indent="false"/>
      <style:text-properties style:use-window-font-color="true" style:font-name="Cambria" fo:font-size="11pt" fo:font-weight="bold" officeooo:paragraph-rsid="001ef1c6" style:font-size-asian="11pt" style:font-weight-asian="bold" style:font-size-complex="11pt"/>
    </style:style>
    <style:style style:name="P24" style:family="paragraph" style:parent-style-name="Sans_20_interligne" style:master-page-name="Standard">
      <style:paragraph-properties fo:text-align="center" style:justify-single-word="false" style:page-number="auto" fo:break-before="page"/>
    </style:style>
    <style:style style:name="P25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6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DejaVu Serif" fo:font-size="11pt" officeooo:paragraph-rsid="001ef1c6" style:font-size-asian="11pt" style:font-size-complex="11pt"/>
    </style:style>
    <style:style style:name="P27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8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officeooo:paragraph-rsid="001f088f" style:font-size-asian="11pt" style:font-size-complex="11pt"/>
    </style:style>
    <style:style style:name="P29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officeooo:rsid="001f088f" officeooo:paragraph-rsid="001f088f" style:font-size-asian="11pt" style:font-size-complex="11pt"/>
    </style:style>
    <style:style style:name="P30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fo:font-style="italic" fo:font-weight="bold" style:font-size-asian="11pt" style:font-style-asian="italic" style:font-weight-asian="bold" style:font-size-complex="11pt"/>
    </style:style>
    <style:style style:name="P31" style:family="paragraph" style:parent-style-name="Paragraphe_20_de_20_liste" style:list-style-name="L1">
      <style:paragraph-properties fo:margin-left="0cm" fo:margin-right="0cm" fo:text-indent="0cm" style:auto-text-indent="false"/>
      <style:text-properties style:use-window-font-color="true" style:font-name="DejaVu Serif" fo:font-size="11pt" fo:font-weight="normal" officeooo:paragraph-rsid="001ef1c6" style:font-size-asian="11pt" style:font-weight-asian="normal" style:font-size-complex="11pt" style:font-weight-complex="normal"/>
    </style:style>
    <style:style style:name="P32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33" style:family="paragraph" style:parent-style-name="Paragraphe_20_de_20_liste" style:list-style-name="L4">
      <style:paragraph-properties fo:margin-left="0cm" fo:margin-right="0cm" fo:text-indent="0cm" style:auto-text-indent="false"/>
      <style:text-properties officeooo:paragraph-rsid="001fc8d6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fo:font-size="11pt" officeooo:rsid="0011a9bc" style:font-size-asian="11pt" style:font-name-complex="Liberation Serif" style:font-size-complex="11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4pt" style:font-size-asian="14pt" style:font-size-complex="14pt"/>
    </style:style>
    <style:style style:name="T5" style:family="text">
      <style:text-properties style:font-name="DejaVu Serif" fo:font-size="14pt" officeooo:rsid="001ef1c6" style:font-size-asian="14pt" style:font-size-complex="14pt"/>
    </style:style>
    <style:style style:name="T6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7" style:family="text">
      <style:text-properties style:font-name="DejaVu Serif" fo:font-style="italic" style:font-style-asian="italic"/>
    </style:style>
    <style:style style:name="T8" style:family="text">
      <style:text-properties style:font-name="DejaVu Serif" fo:font-style="italic" officeooo:rsid="001ef1c6" style:font-style-asian="italic"/>
    </style:style>
    <style:style style:name="T9" style:family="text">
      <style:text-properties style:font-name="DejaVu Serif" fo:font-size="11pt" style:font-size-asian="11pt" style:font-name-complex="Liberation Serif" style:font-size-complex="11pt"/>
    </style:style>
    <style:style style:name="T10" style:family="text">
      <style:text-properties style:font-name="DejaVu Serif" fo:font-size="11pt" officeooo:rsid="0017af6d" style:font-size-asian="11pt" style:font-name-complex="Liberation Serif" style:font-size-complex="11pt"/>
    </style:style>
    <style:style style:name="T11" style:family="text">
      <style:text-properties style:font-name="DejaVu Serif" fo:font-size="11pt" officeooo:rsid="0011a9bc" style:font-size-asian="11pt" style:font-name-complex="Liberation Serif" style:font-size-complex="11pt"/>
    </style:style>
    <style:style style:name="T12" style:family="text">
      <style:text-properties style:font-name="DejaVu Serif" fo:font-size="11pt" style:font-size-asian="11pt" style:font-size-complex="11pt"/>
    </style:style>
    <style:style style:name="T13" style:family="text">
      <style:text-properties style:font-name="DejaVu Serif" fo:font-size="11pt" officeooo:rsid="0019d54f" style:font-size-asian="11pt" style:font-size-complex="11pt"/>
    </style:style>
    <style:style style:name="T14" style:family="text">
      <style:text-properties style:font-name="DejaVu Serif" fo:font-size="11pt" officeooo:rsid="001fc8d6" style:font-size-asian="11pt" style:font-size-complex="11pt"/>
    </style:style>
    <style:style style:name="T15" style:family="text">
      <style:text-properties style:font-name="DejaVu Serif" fo:font-size="11pt" officeooo:rsid="00217c79" style:font-size-asian="11pt" style:font-size-complex="11pt"/>
    </style:style>
    <style:style style:name="T16" style:family="text">
      <style:text-properties style:font-name="DejaVu Serif" fo:font-size="11pt" officeooo:rsid="0021e32c" style:font-size-asian="11pt" style:font-size-complex="11pt"/>
    </style:style>
    <style:style style:name="T17" style:family="text">
      <style:text-properties style:font-name="DejaVu Serif" fo:font-size="11pt" officeooo:rsid="0024553d" style:font-size-asian="11pt" style:font-size-complex="11pt"/>
    </style:style>
    <style:style style:name="T18" style:family="text">
      <style:text-properties style:font-name="DejaVu Serif" fo:font-size="11pt" officeooo:rsid="00264ffe" style:font-size-asian="11pt" style:font-size-complex="11pt"/>
    </style:style>
    <style:style style:name="T19" style:family="text">
      <style:text-properties style:font-name="DejaVu Serif" fo:font-size="11pt" fo:font-style="italic" style:font-size-asian="11pt" style:font-style-asian="italic" style:font-size-complex="11pt"/>
    </style:style>
    <style:style style:name="T20" style:family="text">
      <style:text-properties style:font-name="DejaVu Serif" officeooo:rsid="001ef1c6"/>
    </style:style>
    <style:style style:name="T21" style:family="text">
      <style:text-properties style:font-name="DejaVu Serif" officeooo:rsid="0021e32c"/>
    </style:style>
    <style:style style:name="T22" style:family="text">
      <style:text-properties officeooo:rsid="0019c3e2"/>
    </style:style>
    <style:style style:name="T23" style:family="text">
      <style:text-properties officeooo:rsid="001ef1c6"/>
    </style:style>
    <style:style style:name="T24" style:family="text">
      <style:text-properties style:use-window-font-color="true" style:font-name="DejaVu Serif" fo:font-weight="normal" style:font-weight-asian="normal" style:font-weight-complex="normal"/>
    </style:style>
    <style:style style:name="T25" style:family="text">
      <style:text-properties style:font-name="DejaVuSerif"/>
    </style:style>
    <style:style style:name="T26" style:family="text">
      <style:text-properties style:font-name="DejaVuSerif" officeooo:rsid="001f088f"/>
    </style:style>
    <style:style style:name="T27" style:family="text">
      <style:text-properties officeooo:rsid="001f088f"/>
    </style:style>
    <style:style style:name="T28" style:family="text">
      <style:text-properties officeooo:rsid="0021e32c"/>
    </style:style>
    <style:style style:name="T29" style:family="text">
      <style:text-properties officeooo:rsid="0022b409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Élevé"><text:span text:style-name="T4">Compte rendu du </text:span></text:span><text:span text:style-name="Élevé"><text:span text:style-name="T5">13</text:span></text:span><text:span text:style-name="Élevé"><text:span text:style-name="T4">/11/2013 - réunion externe n°</text:span></text:span><text:span text:style-name="Élevé"><text:span text:style-name="T5">3</text:span></text:span></text:p>
      <text:p text:style-name="P14"/>
      <text:p text:style-name="Standard"><text:span text:style-name="Police_20_par_20_défaut"><text:span text:style-name="T6">Objet</text:span></text:span><text:span text:style-name="Police_20_par_20_défaut"><text:span text:style-name="T7"> : Compte rendu de la réunion externe du </text:span></text:span><text:span text:style-name="Police_20_par_20_défaut"><text:span text:style-name="T8">13</text:span></text:span><text:span text:style-name="Police_20_par_20_défaut"><text:span text:style-name="T7">/11/2013</text:span></text:span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7" table:number-rows-spanned="5" office:value-type="string">
            <text:p text:style-name="P5">Guillaume Rasolo</text:p>
            <text:p text:style-name="P7"/>
          </table:table-cell>
          <table:table-cell table:style-name="Tableau1.B7" office:value-type="string">
            <text:p text:style-name="P10"><text:span text:style-name="Police_20_par_20_défaut"><text:span text:style-name="T9">Michael Plong</text:span></text:span></text:p>
          </table:table-cell>
          <table:table-cell table:style-name="Tableau1.C7" table:number-rows-spanned="5" office:value-type="string">
            <text:p text:style-name="P4"><text:span text:style-name="Police_20_par_20_défaut"><text:span text:style-name="T2">M. Eliminioreux </text:span></text:span></text:p>
          </table:table-cell>
        </table:table-row>
        <table:table-row table:style-name="Tableau1.1">
          <table:covered-table-cell/>
          <table:table-cell table:style-name="Tableau1.B7" office:value-type="string">
            <text:p text:style-name="P9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9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7" office:value-type="string">
            <text:p text:style-name="P8">Livré le : <text:span text:style-name="T23">14</text:span>/11/2013</text:p>
          </table:table-cell>
          <table:table-cell table:style-name="Tableau1.B7" office:value-type="string">
            <text:p text:style-name="P4">Approuvé le :<text:span text:style-name="T29">14/11/2013</text:span></text:p>
          </table:table-cell>
          <table:table-cell table:style-name="Tableau1.C7" office:value-type="string">
            <text:p text:style-name="Table_20_Contents"><text:span text:style-name="T3">Validé le :</text:span>14/11/2013 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8" office:value-type="string">
            <text:p text:style-name="P4">A :</text:p>
          </table:table-cell>
          <table:table-cell table:style-name="Tableau2.B8" office:value-type="string">
            <text:p text:style-name="Table_20_Contents"><text:span text:style-name="Police_20_par_20_défaut"><text:span text:style-name="T9">M. Elimin</text:span></text:span><text:span text:style-name="Police_20_par_20_défaut"><text:span text:style-name="T10">i</text:span></text:span><text:span text:style-name="Police_20_par_20_défaut"><text:span text:style-name="T11">oreux</text:span></text:span></text:p>
          </table:table-cell>
        </table:table-row>
        <table:table-row>
          <table:table-cell table:style-name="Tableau2.A8" table:number-rows-spanned="6" office:value-type="string">
            <text:p text:style-name="P4">Copie à :</text:p>
          </table:table-cell>
          <table:table-cell table:style-name="Tableau2.B8" office:value-type="string">
            <text:p text:style-name="P5">Guillaume Rasolo</text:p>
          </table:table-cell>
        </table:table-row>
        <table:table-row>
          <table:covered-table-cell/>
          <table:table-cell table:style-name="Tableau2.B8" office:value-type="string">
            <text:p text:style-name="P3"><text:span text:style-name="Police_20_par_20_défaut"><text:span text:style-name="T9">Riadh Ben Nasr</text:span></text:span></text:p>
          </table:table-cell>
        </table:table-row>
        <table:table-row>
          <table:covered-table-cell/>
          <table:table-cell table:style-name="Tableau2.B8" office:value-type="string">
            <text:p text:style-name="P9">Michael Plong</text:p>
          </table:table-cell>
        </table:table-row>
        <table:table-row>
          <table:covered-table-cell/>
          <table:table-cell table:style-name="Tableau2.B8" office:value-type="string">
            <text:p text:style-name="P9">Christophe Guieu</text:p>
          </table:table-cell>
        </table:table-row>
        <table:table-row>
          <table:covered-table-cell/>
          <table:table-cell table:style-name="Tableau2.B8" office:value-type="string">
            <text:p text:style-name="P3"><text:span text:style-name="Police_20_par_20_défaut"><text:span text:style-name="T9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B2" office:value-type="string">
            <text:p text:style-name="P5">Guillaume Rasolo</text:p>
          </table:table-cell>
          <table:table-cell table:style-name="Tableau4.C2" office:value-type="string">
            <text:p text:style-name="P5"><text:span text:style-name="T23">14</text:span>/11/2013</text:p>
          </table:table-cell>
          <table:table-cell table:style-name="Tableau4.D2" office:value-type="string">
            <text:p text:style-name="P5">Création du document.</text:p>
          </table:table-cell>
        </table:table-row>
      </table:table>
      <text:h text:style-name="P21" text:outline-level="1"/>
      <text:p text:style-name="P13"/>
      <text:h text:style-name="P22" text:outline-level="1">Membre présents :</text:h>
      <text:list xml:id="list1996250978158370923" text:style-name="L1">
        <text:list-item>
          <text:p text:style-name="P25">Guillaume Rasolo</text:p>
        </text:list-item>
        <text:list-item>
          <text:p text:style-name="P25">Michael Plong</text:p>
        </text:list-item>
      </text:list>
      <text:h text:style-name="P23" text:outline-level="1">Membre absents :</text:h>
      <text:list xml:id="list41316664" text:continue-numbering="true" text:style-name="L1">
        <text:list-item>
          <text:p text:style-name="P31">Christophe Guieu (en TD de réseaux)</text:p>
        </text:list-item>
        <text:list-item>
          <text:p text:style-name="P31">Yann Battista (en TD de réseaux)</text:p>
        </text:list-item>
        <text:list-item>
          <text:p text:style-name="P31">Yohan Miretti (en TD de réseaux)</text:p>
        </text:list-item>
        <text:list-item>
          <text:p text:style-name="P31">Riadh Ben Nasr</text:p>
        </text:list-item>
      </text:list>
      <text:p text:style-name="P11"/>
      <text:p text:style-name="P11"/>
      <text:p text:style-name="P12">Ordre du jour :</text:p>
      <text:list xml:id="list3849847978128821626" text:style-name="L2">
        <text:list-item>
          <text:p text:style-name="P19"><text:span text:style-name="T26">Dernières</text:span><text:span text:style-name="T25"> </text:span><text:span text:style-name="T26">avancées.</text:span></text:p>
        </text:list-item>
      </text:list>
      <text:p text:style-name="P16"/>
      <text:list xml:id="list41307188" text:continue-numbering="true" text:style-name="L2">
        <text:list-item>
          <text:p text:style-name="P26"><text:span text:style-name="T3">Présentation d</text:span><text:span text:style-name="T20">u</text:span><text:span text:style-name="T3"> </text:span><text:span text:style-name="T21">l</text:span><text:span text:style-name="Élevé"><text:span text:style-name="T24">ivrable : déplacement du personnage.</text:span></text:span></text:p>
        </text:list-item>
      </text:list>
      <text:p text:style-name="P11"/>
      <text:p text:style-name="P11"/>
      <text:p text:style-name="P12">Déroulement de la réunion :</text:p>
      <text:list xml:id="list1047986052942604682" text:style-name="L3">
        <text:list-item>
          <text:p text:style-name="P30">Concernant la présentation des prototypes :</text:p>
          <text:list>
            <text:list-item>
              <text:p text:style-name="P28">Le livrable a été appréci<text:span text:style-name="T28">é</text:span> par le client.</text:p>
            </text:list-item>
          </text:list>
        </text:list-item>
      </text:list>
      <text:p text:style-name="P15"/>
      <text:list xml:id="list41333292" text:continue-numbering="true" text:style-name="L3">
        <text:list-item>
          <text:p text:style-name="P30">Concernant les attentes du client :</text:p>
          <text:list>
            <text:list-item>
              <text:p text:style-name="P27"><text:span text:style-name="T28">L</text:span>e <text:span text:style-name="T22">livrable</text:span> devra comporter un joueur pouvant se déplacer dans une carte, comportant des murs, en gérant les collisions <text:span text:style-name="T27">et avoir des ennemies</text:span>.</text:p>
              <text:p text:style-name="P27"/>
            </text:list-item>
            <text:list-item>
              <text:p text:style-name="P29">La possibilité de tirer des projectiles.</text:p>
              <text:p text:style-name="P29"/>
            </text:list-item>
            <text:list-item>
              <text:p text:style-name="P29">Un menu de type « barre de menu » comportant les onglets « fichier », « option », « affichage ».</text:p>
              <text:p text:style-name="P29"/>
            </text:list-item>
            <text:list-item>
              <text:p text:style-name="P29">La possibilité d'avoir une option « plein écran » disponible dans « affichage ». </text:p>
            </text:list-item>
          </text:list>
        </text:list-item>
      </text:list>
      <text:p text:style-name="P11"/>
      <text:p text:style-name="P18"/>
      <text:p text:style-name="P11"/>
      <text:p text:style-name="P12">Tâche à faire :</text:p>
      <text:list xml:id="list435442038789375727" text:style-name="L4">
        <text:list-item>
          <text:p text:style-name="P32"><text:span text:style-name="Police_20_par_20_défaut"><text:span text:style-name="T19">En priorité :</text:span></text:span><text:span text:style-name="Police_20_par_20_défaut"><text:span text:style-name="T12"> </text:span></text:span><text:span text:style-name="Police_20_par_20_défaut"><text:span text:style-name="T16">L</text:span></text:span><text:span text:style-name="Police_20_par_20_défaut"><text:span text:style-name="T12">e </text:span></text:span><text:span text:style-name="Police_20_par_20_défaut"><text:span text:style-name="T13">livrable</text:span></text:span><text:span text:style-name="Police_20_par_20_défaut"><text:span text:style-name="T12"> permettant le déplacement d’un joueur sur une carte avec des murs. </text:span></text:span><text:span text:style-name="Police_20_par_20_défaut"><text:span text:style-name="T15">L</text:span></text:span><text:span text:style-name="Police_20_par_20_défaut"><text:span text:style-name="T14">a gestion des collisions devra</text:span></text:span><text:span text:style-name="Police_20_par_20_défaut"><text:span text:style-name="T17">ient</text:span></text:span><text:span text:style-name="Police_20_par_20_défaut"><text:span text:style-name="T14"> être pri</text:span></text:span><text:span text:style-name="Police_20_par_20_défaut"><text:span text:style-name="T15">se</text:span></text:span><text:span text:style-name="Police_20_par_20_défaut"><text:span text:style-name="T18">s</text:span></text:span><text:span text:style-name="Police_20_par_20_défaut"><text:span text:style-name="T14"> en compte</text:span></text:span><text:span text:style-name="Police_20_par_20_défaut"><text:span text:style-name="T12">.</text:span></text:span></text:p>
          <text:p text:style-name="P32"><text:span text:style-name="Police_20_par_20_défaut"><text:span text:style-name="T12"/></text:span></text:p>
        </text:list-item>
        <text:list-item>
          <text:p text:style-name="P33"><text:span text:style-name="Police_20_par_20_défaut"><text:span text:style-name="T14">Apparition de quelques ennemies.</text:span></text:span></text:p>
        </text:list-item>
      </text:list>
      <text:p text:style-name="P17"><text:span text:style-name="Police_20_par_20_défaut"><text:span text:style-name="T12"/></text:span></text:p>
      <text:p text:style-name="P17"><text:span text:style-name="Police_20_par_20_défau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DejaVuSerif" svg:font-family="DejaVu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guillaume</meta:initial-creator>
    <meta:creation-date>2013-11-06T19:52:00Z</meta:creation-date>
    <dc:date>2013-11-18T21:17:49.50</dc:date>
    <meta:print-date>2013-11-06T19:50:00Z</meta:print-date>
    <meta:editing-cycles>22</meta:editing-cycles>
    <meta:editing-duration>PT37M35S</meta:editing-duration>
    <meta:document-statistic meta:table-count="4" meta:image-count="0" meta:object-count="0" meta:page-count="2" meta:paragraph-count="62" meta:word-count="270" meta:character-count="1513" meta:non-whitespace-character-count="1318"/>
    <meta:template xlink:type="simple" xlink:actuate="onRequest" xlink:title="" xlink:href="../CR_Externe_Iteration2_v1.0.odt/Normal.dotm"/>
  </office:meta>
</office:document-meta>
</file>